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AngabeErsteSeite">
      <style:paragraph-properties fo:margin-left="0pt" fo:margin-right="94.39pt" fo:text-indent="0pt" style:auto-text-indent="false" fo:background-color="#ffff00" style:writing-mode="lr-tb">
        <style:background-image/>
      </style:paragraph-properties>
    </style:style>
  </office:automatic-styles>
  <office:body>
    <office:text>
      <text:variable-decls>
        <text:variable-decl office:value-type="string" text:name="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ate"/><text:variable-input text:name="Date" text:description="Datum - 28.08.2012" text:display="none" text:formula="ooow:28.08.2012" office:value-type="string" office:string-value="28.08.2012"/><text:bookmark-end text:name="Date"/><text:variable-get text:name="Date">28.08.2012</text:variable-ge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1pt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AngabeErsteSeite" style:family="paragraph" style:parent-style-name="Text_20_body">
      <style:paragraph-properties fo:margin-left="62.96pt" fo:margin-right="94.39pt" fo:margin-top="0pt" fo:margin-bottom="0pt" fo:text-indent="-62.96pt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layout-grid-snap-to-characters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Specht</meta:initial-creator>
    <meta:creation-date>2013-05-07T16:10:57</meta:creation-date>
    <dc:date>2013-05-07T16:11:31</dc:date>
    <dc:creator>Oliver Specht</dc:creator>
    <meta:editing-duration>PT34S</meta:editing-duration>
    <meta:editing-cycles>2</meta:editing-cycles>
    <meta:generator>LibreOffice/3.4$Unix LibreOffice_project/340m1$Build-502</meta:generator>
    <meta:document-statistic meta:table-count="0" meta:image-count="0" meta:object-count="0" meta:page-count="1" meta:paragraph-count="1" meta:word-count="1" meta:character-count="11" meta:non-whitespace-character-count="10"/>
  </office:meta>
</office:document-meta>
</file>